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6912e" officeooo:paragraph-rsid="0006912e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22pt" officeooo:rsid="0006912e" officeooo:paragraph-rsid="0006912e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officeooo:paragraph-rsid="0006912e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normal" officeooo:paragraph-rsid="0006912e" style:text-blinking="false" fo:background-color="transparent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normal" officeooo:rsid="0006912e" officeooo:paragraph-rsid="0006912e" style:text-blinking="false" fo:background-color="transparent" style:font-size-asian="18pt" style:font-weight-asian="normal" style:font-size-complex="18pt" style:font-weight-complex="normal" loext:padding="0cm" loext:border="none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normal" officeooo:rsid="0006912e" officeooo:paragraph-rsid="0006912e" style:text-blinking="false" fo:background-color="transparent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normal" officeooo:rsid="000fee7e" officeooo:paragraph-rsid="000fee7e" style:text-blinking="false" fo:background-color="transparent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solid" style:text-underline-width="auto" style:text-underline-color="font-color" fo:font-weight="normal" officeooo:paragraph-rsid="0006912e" style:text-blinking="false" fo:background-color="transparent" style:font-size-asian="18pt" style:font-weight-asian="normal" style:font-size-complex="18pt" style:font-weight-complex="normal" loext:padding="0cm" loext:border="none"/>
    </style:style>
    <style:style style:name="T1" style:family="text"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normal" style:text-blinking="false" fo:background-color="#ffffff" loext:char-shading-value="0" style:font-size-asian="18pt" style:font-size-complex="18pt"/>
    </style:style>
    <style:style style:name="T2" style:family="text"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normal" style:text-blinking="false" fo:background-color="transparent" loext:char-shading-value="0" style:font-size-asian="18pt" style:font-size-complex="18pt"/>
    </style:style>
    <style:style style:name="T3" style:family="text"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normal" officeooo:rsid="0006912e" style:text-blinking="false" fo:background-color="transparent" loext:char-shading-value="0" style:font-size-asian="18pt" style:font-size-complex="18pt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normal" style:text-blinking="false" fo:background-color="transparent" loext:char-shading-value="0" style:font-size-asian="18pt" style:font-weight-asian="normal" style:font-size-complex="18pt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normal" officeooo:rsid="0006912e" style:text-blinking="false" fo:background-color="transparent" loext:char-shading-value="0" style:font-size-asian="18pt" style:font-weight-asian="normal" style:font-size-complex="18pt" style:font-weight-complex="normal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" fo:font-size="18pt" fo:letter-spacing="normal" fo:font-style="normal" fo:font-weight="normal" style:text-blinking="false" fo:background-color="transparent" loext:char-shading-value="0" style:font-size-asian="18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ize="18pt" fo:letter-spacing="normal" fo:font-style="normal" fo:font-weight="normal" style:text-blinking="false" fo:background-color="transparent" loext:char-shading-value="0" style:font-size-asian="18pt" style:font-weight-asian="normal" style:font-size-complex="18pt" style:font-weight-complex="normal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solid" style:text-underline-width="auto" style:text-underline-color="font-color" fo:font-weight="normal" style:text-blinking="false" fo:background-color="transparent" loext:char-shading-value="0" style:font-size-asian="18pt" style:font-weight-asian="normal" style:font-size-complex="18pt" style:font-weight-complex="normal" loext:padding="0cm" loext:border="none"/>
    </style:style>
    <style:style style:name="T9" style:family="text">
      <style:text-properties fo:font-size="18pt" officeooo:rsid="0006912e" style:font-size-asian="15.75pt" style:font-size-complex="18pt"/>
    </style:style>
    <style:style style:name="T10" style:family="text">
      <style:text-properties fo:color="#000000" fo:font-size="18pt" officeooo:rsid="0006912e" style:font-size-asian="15.75pt" style:font-size-complex="1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erence List</text:p>
      <text:p text:style-name="P2"/>
      <text:p text:style-name="P3"><text:span text:style-name="T9">[1] Nobuko Yoshida, Raymond Hu, Rumyana Neykova, and Nicholas Ng. The Scribble Protocol Languag</text:span><text:span text:style-name="T10">e. </text:span><text:span text:style-name="T1">TGC 2013: 8th International Symposium on Trustworthy Global Computing - Volume 8358 </text:span><text:span text:style-name="T2">August 2013 Pages 22–41</text:span></text:p>
      <text:p text:style-name="P3"><text:span text:style-name="T3">DOI: </text:span><text:a xlink:type="simple" xlink:href="https://doi.org/10.1007/978-3-319-05119-2_3" text:style-name="Internet_20_link" text:visited-style-name="Visited_20_Internet_20_Link"><text:span text:style-name="T2">https://doi.org/10.1007/978-3-319-05119-2_3</text:span></text:a></text:p>
      <text:p text:style-name="P4"/>
      <text:p text:style-name="P3"><text:span text:style-name="T3">[2] Nobuko Yoshida and Lorenzo Gheri. A Very Gentle Introduction to Multiparty Session Types. </text:span><text:span text:style-name="T4">16th International Conference on Distributed Computing and Internet Technology (ICDCIT 2020). p. 73 – 93. </text:span></text:p>
      <text:p text:style-name="P3"><text:span text:style-name="T6">DOI:</text:span><text:a xlink:type="simple" xlink:href="http://dx.doi.org/10.1007/978-3-030-36987-3_5" office:target-frame-name="_blank" xlink:show="new" text:style-name="Internet_20_link" text:visited-style-name="Visited_20_Internet_20_Link"><text:span text:style-name="T8">10.1007/978-3-030-36987-3_5</text:span></text:a></text:p>
      <text:p text:style-name="P8"/>
      <text:p text:style-name="P3"><text:span text:style-name="T5">[3] Paul Harvey, Simon Fowler, Ornela Dharda, Simon J. Gay. </text:span><text:span text:style-name="T7">Multiparty Session Types for Safe Runtime Adaptation in an Actor Language</text:span><text:span text:style-name="T5">.</text:span></text:p>
      <text:p text:style-name="P5">http://www.simonjf.com/writing/ensemble.pdf</text:p>
      <text:p text:style-name="P6"/>
      <text:p text:style-name="P7">[4] Graham Hutton. Monadic Parser Combinators</text:p>
      <text:p text:style-name="P6"><text:a xlink:type="simple" xlink:href="https://www.cs.nott.ac.uk/~pszgmh/monparsing.pdf" text:style-name="Internet_20_link" text:visited-style-name="Visited_20_Internet_20_Link">https://www.cs.nott.ac.uk/~pszgmh/monparsing.pdf</text:a></text:p>
      <text:p text:style-name="P6"/>
      <text:p text:style-name="P6"/>
      <text:p text:style-name="P6"/>
      <text:p text:style-name="P6"><text:a xlink:type="simple" xlink:href="http://citeseerx.ist.psu.edu/viewdoc/download?doi=10.1.1.19.5187&amp;rep=rep1&amp;type=pdf" text:style-name="Internet_20_link" text:visited-style-name="Visited_20_Internet_20_Link">http://citeseerx.ist.psu.edu/viewdoc/download?doi=10.1.1.19.5187&amp;rep=rep1&amp;type=pdf</text:a></text:p>
      <text:p text:style-name="P6"><text:a xlink:type="simple" xlink:href="https://wiki.haskell.org/Parsec" text:style-name="Internet_20_link" text:visited-style-name="Visited_20_Internet_20_Link">https://wiki.haskell.org/Parsec</text:a></text:p>
      <text:p text:style-name="P6"><text:a xlink:type="simple" xlink:href="https://github.com/mrkkrp/megaparsec" text:style-name="Internet_20_link" text:visited-style-name="Visited_20_Internet_20_Link">https://github.com/mrkkrp/megaparsec</text:a></text:p>
      <text:p text:style-name="P6"><text:a xlink:type="simple" xlink:href="https://markkarpov.com/tutorial/megaparsec.html" text:style-name="Internet_20_link" text:visited-style-name="Visited_20_Internet_20_Link">https://markkarpov.com/tutorial/megaparsec.html</text:a></text:p>
      <text:p text:style-name="P6"><text:a xlink:type="simple" xlink:href="https://github.com/idris-lang/Idris-dev/blob/master/src/Idris/Parser.hs" text:style-name="Internet_20_link" text:visited-style-name="Visited_20_Internet_20_Link">https://github.com/idris-lang/Idris-dev/blob/master/src/Idris/Parser.hs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3T17:11:57.398432304</meta:creation-date>
    <dc:date>2021-10-18T19:07:33.848864185</dc:date>
    <meta:editing-duration>PT2H39M25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98" meta:character-count="1035" meta:non-whitespace-character-count="950"/>
  </office:meta>
</office:document-meta>
</file>